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AreaElementImpl.getCoo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reaElementImpl.setAccessKey( String access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AreaElementImpl.setTabIndex( int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reaElementImpl.setNoHref( boolean no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reaElementImpl.getAccess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AreaElementImpl.getSha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reaElementImpl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reaElementImpl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reaElementImpl.setShape( String sh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reaElementImpl.getA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reaElementImpl.HTMLArea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reaElementImpl.setCoords( String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reaElementImpl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reaElementImpl.setHref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reaElementImpl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reaElementImpl.getNo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reaElementImpl.getTab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